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imary colours</text:p>
          </table:table-cell>
          <table:covered-table-cell table:number-columns-repeated="6"/>
        </table:table-row>
        <table:table-row table:style-name="ro1">
          <table:table-cell table:style-name="ce2" office:value-type="string" calcext:value-type="string">
            <text:p>Theme #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3f3f7d</text:p>
          </table:table-cell>
          <table:table-cell table:formula="of:=LOWER(CONCATENATE(&quot;#&quot;;DEC2HEX(HEX2DEC(MID([.A3];2;2))+[.D3]);DEC2HEX(HEX2DEC(MID([.A3];4;2))+[.D3]);DEC2HEX(HEX2DEC(MID([.A3];6;2))+2*[.D3])))" office:value-type="string" office:string-value="#28284f" calcext:value-type="string">
            <text:p>#28284f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table:formula="of:=LOWER(CONCATENATE(&quot;#&quot;;DEC2HEX(HEX2DEC(MID([.A3];2;2))+[.C4]);DEC2HEX(HEX2DEC(MID([.A3];4;2))+[.C4]);DEC2HEX(HEX2DEC(MID([.A3];6;2))+2*[.C4])))" office:value-type="string" office:string-value="#4e4e9b" calcext:value-type="string">
            <text:p>#4e4e9b</text:p>
          </table:table-cell>
          <table:table-cell table:formula="of:=LOWER(CONCATENATE(&quot;#&quot;;DEC2HEX(HEX2DEC(MID([.A3];2;2))+[.D4]);DEC2HEX(HEX2DEC(MID([.A3];4;2))+[.D4]);DEC2HEX(HEX2DEC(MID([.A3];6;2))+2*[.D4])))" office:value-type="string" office:string-value="#37376d" calcext:value-type="string">
            <text:p>#37376d</text:p>
          </table:table-cell>
          <table:table-cell office:value-type="float" office:value="15" calcext:value-type="float">
            <text:p>15</text:p>
          </table:table-cell>
          <table:table-cell table:formula="of:=[.C4]+[.D3]"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table:formula="of:=LOWER(CONCATENATE(&quot;#&quot;;DEC2HEX(HEX2DEC(MID([.A3];2;2))+[.C5]);DEC2HEX(HEX2DEC(MID([.A3];4;2))+[.C5]);DEC2HEX(HEX2DEC(MID([.A3];6;2))+2*[.C5])))" office:value-type="string" office:string-value="#30305f" calcext:value-type="string">
            <text:p>#30305f</text:p>
          </table:table-cell>
          <table:table-cell table:formula="of:=LOWER(CONCATENATE(&quot;#&quot;;DEC2HEX(HEX2DEC(MID([.A3];2;2))+[.D5]);DEC2HEX(HEX2DEC(MID([.A3];4;2))+[.D5]);DEC2HEX(HEX2DEC(MID([.A3];6;2))+2*[.D5])))" office:value-type="string" office:string-value="#191931" calcext:value-type="string">
            <text:p>#191931</text:p>
          </table:table-cell>
          <table:table-cell office:value-type="float" office:value="-15" calcext:value-type="float">
            <text:p>-15</text:p>
          </table:table-cell>
          <table:table-cell table:formula="of:=[.C5]+[.D3]"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heme #2</text:p>
          </table:table-cell>
          <table:table-cell table:number-columns-repeated="6"/>
        </table:table-row>
        <table:table-row table:style-name="ro1">
          <table:table-cell table:style-name="ce3" table:formula="of:=LOWER(CONCATENATE(&quot;#&quot;;DEC2HEX(HEX2DEC(MID([.A3];2;2)));DEC2HEX(HEX2DEC(MID([.A3];4;2))+[.C7]);DEC2HEX(HEX2DEC(MID([.A3];6;2)))))" office:value-type="string" office:string-value="#3f687d" calcext:value-type="string">
            <text:p>#3f687d</text:p>
          </table:table-cell>
          <table:table-cell table:formula="of:=LOWER(CONCATENATE(&quot;#&quot;;DEC2HEX(HEX2DEC(MID([.A7];2;2))+[.D7]);DEC2HEX(HEX2DEC(MID([.A7];4;2))+[.D7]);DEC2HEX(HEX2DEC(MID([.A7];6;2))+2*[.D7])))" office:value-type="string" office:string-value="#28514f" calcext:value-type="string">
            <text:p>#28514f</text:p>
          </table:table-cell>
          <table:table-cell office:value-type="float" office:value="41" calcext:value-type="float">
            <text:p>41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CONCATENATE(&quot;%s/&quot;;[.A3];&quot;/&quot;;[.A7];&quot;/g | &quot;)" office:value-type="string" office:string-value="%s/#3f3f7d/#3f687d/g | " calcext:value-type="string">
            <text:p>%s/#3f3f7d/#3f687d/g | </text:p>
          </table:table-cell>
          <table:table-cell table:formula="of:=CONCATENATE(&quot;%s/&quot;;[.B3];&quot;/&quot;;[.B7];&quot;/g | &quot;)" office:value-type="string" office:string-value="%s/#28284f/#28514f/g | " calcext:value-type="string">
            <text:p>%s/#28284f/#28514f/g | </text:p>
          </table:table-cell>
        </table:table-row>
        <table:table-row table:style-name="ro1">
          <table:table-cell table:formula="of:=LOWER(CONCATENATE(&quot;#&quot;;DEC2HEX(HEX2DEC(MID([.A7];2;2))+[.C8]);DEC2HEX(HEX2DEC(MID([.A7];4;2))+[.C8]);DEC2HEX(HEX2DEC(MID([.A7];6;2))+2*[.C8])))" office:value-type="string" office:string-value="#4e779b" calcext:value-type="string">
            <text:p>#4e779b</text:p>
          </table:table-cell>
          <table:table-cell table:formula="of:=LOWER(CONCATENATE(&quot;#&quot;;DEC2HEX(HEX2DEC(MID([.A7];2;2))+[.D8]);DEC2HEX(HEX2DEC(MID([.A7];4;2))+[.D8]);DEC2HEX(HEX2DEC(MID([.A7];6;2))+2*[.D8])))" office:value-type="string" office:string-value="#37606d" calcext:value-type="string">
            <text:p>#37606d</text:p>
          </table:table-cell>
          <table:table-cell office:value-type="float" office:value="15" calcext:value-type="float">
            <text:p>15</text:p>
          </table:table-cell>
          <table:table-cell table:formula="of:=[.C8]+[.D7]" office:value-type="float" office:value="-8" calcext:value-type="float">
            <text:p>-8</text:p>
          </table:table-cell>
          <table:table-cell/>
          <table:table-cell table:formula="of:=CONCATENATE(&quot;%s/&quot;;[.A4];&quot;/&quot;;[.A8];&quot;/g | &quot;)" office:value-type="string" office:string-value="%s/#4e4e9b/#4e779b/g | " calcext:value-type="string">
            <text:p>%s/#4e4e9b/#4e779b/g | </text:p>
          </table:table-cell>
          <table:table-cell table:formula="of:=CONCATENATE(&quot;%s/&quot;;[.B4];&quot;/&quot;;[.B8];&quot;/g | &quot;)" office:value-type="string" office:string-value="%s/#37376d/#37606d/g | " calcext:value-type="string">
            <text:p>%s/#37376d/#37606d/g | </text:p>
          </table:table-cell>
        </table:table-row>
        <table:table-row table:style-name="ro1">
          <table:table-cell table:formula="of:=LOWER(CONCATENATE(&quot;#&quot;;DEC2HEX(HEX2DEC(MID([.A7];2;2))+[.C9]);DEC2HEX(HEX2DEC(MID([.A7];4;2))+[.C9]);DEC2HEX(HEX2DEC(MID([.A7];6;2))+2*[.C9])))" office:value-type="string" office:string-value="#30595f" calcext:value-type="string">
            <text:p>#30595f</text:p>
          </table:table-cell>
          <table:table-cell table:formula="of:=LOWER(CONCATENATE(&quot;#&quot;;DEC2HEX(HEX2DEC(MID([.A7];2;2))+[.D9]);DEC2HEX(HEX2DEC(MID([.A7];4;2))+[.D9]);DEC2HEX(HEX2DEC(MID([.A7];6;2))+2*[.D9])))" office:value-type="string" office:string-value="#194231" calcext:value-type="string">
            <text:p>#194231</text:p>
          </table:table-cell>
          <table:table-cell office:value-type="float" office:value="-15" calcext:value-type="float">
            <text:p>-15</text:p>
          </table:table-cell>
          <table:table-cell table:formula="of:=[.C9]+[.D7]" office:value-type="float" office:value="-38" calcext:value-type="float">
            <text:p>-38</text:p>
          </table:table-cell>
          <table:table-cell/>
          <table:table-cell table:formula="of:=CONCATENATE(&quot;%s/&quot;;[.A5];&quot;/&quot;;[.A9];&quot;/g | &quot;)" office:value-type="string" office:string-value="%s/#30305f/#30595f/g | " calcext:value-type="string">
            <text:p>%s/#30305f/#30595f/g | </text:p>
          </table:table-cell>
          <table:table-cell table:formula="of:=CONCATENATE(&quot;%s/&quot;;[.B5];&quot;/&quot;;[.B9];&quot;/g | &quot;)" office:value-type="string" office:string-value="%s/#191931/#194231/g | " calcext:value-type="string">
            <text:p>%s/#191931/#194231/g | </text:p>
          </table:table-cell>
        </table:table-row>
        <table:table-row table:style-name="ro1">
          <table:table-cell table:style-name="ce2" office:value-type="string" calcext:value-type="string">
            <text:p>Theme #3</text:p>
          </table:table-cell>
          <table:table-cell table:number-columns-repeated="6"/>
        </table:table-row>
        <table:table-row table:style-name="ro1">
          <table:table-cell table:style-name="ce3" table:formula="of:=LOWER(CONCATENATE(&quot;#&quot;;DEC2HEX(HEX2DEC(MID([.A3];2;2))+[.C11]);DEC2HEX(HEX2DEC(MID([.A3];4;2)));DEC2HEX(HEX2DEC(MID([.A3];6;2)))))" office:value-type="string" office:string-value="#683f7d" calcext:value-type="string">
            <text:p>#683f7d</text:p>
          </table:table-cell>
          <table:table-cell table:formula="of:=LOWER(CONCATENATE(&quot;#&quot;;DEC2HEX(HEX2DEC(MID([.A11];2;2))+[.D11]);DEC2HEX(HEX2DEC(MID([.A11];4;2))+[.D11]);DEC2HEX(HEX2DEC(MID([.A11];6;2))+2*[.D11])))" office:value-type="string" office:string-value="#51284f" calcext:value-type="string">
            <text:p>#51284f</text:p>
          </table:table-cell>
          <table:table-cell office:value-type="float" office:value="41" calcext:value-type="float">
            <text:p>41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CONCATENATE(&quot;%s/&quot;;[.A3];&quot;/&quot;;[.A11];&quot;/g | &quot;)" office:value-type="string" office:string-value="%s/#3f3f7d/#683f7d/g | " calcext:value-type="string">
            <text:p>%s/#3f3f7d/#683f7d/g | </text:p>
          </table:table-cell>
          <table:table-cell table:formula="of:=CONCATENATE(&quot;%s/&quot;;[.B3];&quot;/&quot;;[.B11];&quot;/g | &quot;)" office:value-type="string" office:string-value="%s/#28284f/#51284f/g | " calcext:value-type="string">
            <text:p>%s/#28284f/#51284f/g | </text:p>
          </table:table-cell>
        </table:table-row>
        <table:table-row table:style-name="ro1">
          <table:table-cell table:formula="of:=LOWER(CONCATENATE(&quot;#&quot;;DEC2HEX(HEX2DEC(MID([.A11];2;2))+[.C12]);DEC2HEX(HEX2DEC(MID([.A11];4;2))+[.C12]);DEC2HEX(HEX2DEC(MID([.A11];6;2))+2*[.C12])))" office:value-type="string" office:string-value="#774e9b" calcext:value-type="string">
            <text:p>#774e9b</text:p>
          </table:table-cell>
          <table:table-cell table:formula="of:=LOWER(CONCATENATE(&quot;#&quot;;DEC2HEX(HEX2DEC(MID([.A11];2;2))+[.D12]);DEC2HEX(HEX2DEC(MID([.A11];4;2))+[.D12]);DEC2HEX(HEX2DEC(MID([.A11];6;2))+2*[.D12])))" office:value-type="string" office:string-value="#60376d" calcext:value-type="string">
            <text:p>#60376d</text:p>
          </table:table-cell>
          <table:table-cell office:value-type="float" office:value="15" calcext:value-type="float">
            <text:p>15</text:p>
          </table:table-cell>
          <table:table-cell table:formula="of:=[.C12]+[.D11]" office:value-type="float" office:value="-8" calcext:value-type="float">
            <text:p>-8</text:p>
          </table:table-cell>
          <table:table-cell/>
          <table:table-cell table:formula="of:=CONCATENATE(&quot;%s/&quot;;[.A4];&quot;/&quot;;[.A12];&quot;/g | &quot;)" office:value-type="string" office:string-value="%s/#4e4e9b/#774e9b/g | " calcext:value-type="string">
            <text:p>%s/#4e4e9b/#774e9b/g | </text:p>
          </table:table-cell>
          <table:table-cell table:formula="of:=CONCATENATE(&quot;%s/&quot;;[.B4];&quot;/&quot;;[.B12];&quot;/g | &quot;)" office:value-type="string" office:string-value="%s/#37376d/#60376d/g | " calcext:value-type="string">
            <text:p>%s/#37376d/#60376d/g | </text:p>
          </table:table-cell>
        </table:table-row>
        <table:table-row table:style-name="ro1">
          <table:table-cell table:formula="of:=LOWER(CONCATENATE(&quot;#&quot;;DEC2HEX(HEX2DEC(MID([.A11];2;2))+[.C13]);DEC2HEX(HEX2DEC(MID([.A11];4;2))+[.C13]);DEC2HEX(HEX2DEC(MID([.A11];6;2))+2*[.C13])))" office:value-type="string" office:string-value="#59305f" calcext:value-type="string">
            <text:p>#59305f</text:p>
          </table:table-cell>
          <table:table-cell table:formula="of:=LOWER(CONCATENATE(&quot;#&quot;;DEC2HEX(HEX2DEC(MID([.A11];2;2))+[.D13]);DEC2HEX(HEX2DEC(MID([.A11];4;2))+[.D13]);DEC2HEX(HEX2DEC(MID([.A11];6;2))+2*[.D13])))" office:value-type="string" office:string-value="#421931" calcext:value-type="string">
            <text:p>#421931</text:p>
          </table:table-cell>
          <table:table-cell office:value-type="float" office:value="-15" calcext:value-type="float">
            <text:p>-15</text:p>
          </table:table-cell>
          <table:table-cell table:formula="of:=[.C13]+[.D11]" office:value-type="float" office:value="-38" calcext:value-type="float">
            <text:p>-38</text:p>
          </table:table-cell>
          <table:table-cell/>
          <table:table-cell table:formula="of:=CONCATENATE(&quot;%s/&quot;;[.A5];&quot;/&quot;;[.A13];&quot;/g | &quot;)" office:value-type="string" office:string-value="%s/#30305f/#59305f/g | " calcext:value-type="string">
            <text:p>%s/#30305f/#59305f/g | </text:p>
          </table:table-cell>
          <table:table-cell table:formula="of:=CONCATENATE(&quot;%s/&quot;;[.B5];&quot;/&quot;;[.B13];&quot;/g | &quot;)" office:value-type="string" office:string-value="%s/#191931/#421931/g | " calcext:value-type="string">
            <text:p>%s/#191931/#421931/g |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info colours</text:p>
          </table:table-cell>
          <table:covered-table-cell table:number-columns-repeated="6"/>
        </table:table-row>
        <table:table-row table:style-name="ro1">
          <table:table-cell table:style-name="ce2" office:value-type="string" calcext:value-type="string">
            <text:p>Theme #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5bc0de</text:p>
          </table:table-cell>
          <table:table-cell table:formula="of:=LOWER(CONCATENATE(&quot;#&quot;;DEC2HEX(HEX2DEC(MID([.A17];2;2))+[.D17]);DEC2HEX(HEX2DEC(MID([.A17];4;2))+[.D17]);DEC2HEX(HEX2DEC(MID([.A17];6;2))+2*[.D17])))" office:value-type="string" office:string-value="#44a9b0" calcext:value-type="string">
            <text:p>#44a9b0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/>
          <table:table-cell table:style-name="ce3" table:formula="of:=CONCATENATE(&quot;%s/&quot;;[.A3];&quot;/&quot;;[.A17];&quot;/g | &quot;)" office:value-type="string" office:string-value="%s/#3f3f7d/#5bc0de/g | " calcext:value-type="string">
            <text:p>%s/#3f3f7d/#5bc0de/g | </text:p>
          </table:table-cell>
          <table:table-cell table:style-name="ce3" table:formula="of:=CONCATENATE(&quot;%s/&quot;;[.B3];&quot;/&quot;;[.B17];&quot;/g | &quot;)" office:value-type="string" office:string-value="%s/#28284f/#44a9b0/g | " calcext:value-type="string">
            <text:p>%s/#28284f/#44a9b0/g | </text:p>
          </table:table-cell>
        </table:table-row>
        <table:table-row table:style-name="ro1">
          <table:table-cell table:formula="of:=LOWER(CONCATENATE(&quot;#&quot;;DEC2HEX(HEX2DEC(MID([.A17];2;2))+[.C18]);DEC2HEX(HEX2DEC(MID([.A17];4;2))+[.C18]);DEC2HEX(HEX2DEC(MID([.A17];6;2))+2*[.C18])))" office:value-type="string" office:string-value="#6acffc" calcext:value-type="string">
            <text:p>#6acffc</text:p>
          </table:table-cell>
          <table:table-cell table:formula="of:=LOWER(CONCATENATE(&quot;#&quot;;DEC2HEX(HEX2DEC(MID([.A17];2;2))+[.D18]);DEC2HEX(HEX2DEC(MID([.A17];4;2))+[.D18]);DEC2HEX(HEX2DEC(MID([.A17];6;2))+2*[.D18])))" office:value-type="string" office:string-value="#53b8ce" calcext:value-type="string">
            <text:p>#53b8ce</text:p>
          </table:table-cell>
          <table:table-cell office:value-type="float" office:value="15" calcext:value-type="float">
            <text:p>15</text:p>
          </table:table-cell>
          <table:table-cell table:formula="of:=[.C18]+[.D17]" office:value-type="float" office:value="-8" calcext:value-type="float">
            <text:p>-8</text:p>
          </table:table-cell>
          <table:table-cell/>
          <table:table-cell table:style-name="ce3" table:formula="of:=CONCATENATE(&quot;%s/&quot;;[.A4];&quot;/&quot;;[.A18];&quot;/g | &quot;)" office:value-type="string" office:string-value="%s/#4e4e9b/#6acffc/g | " calcext:value-type="string">
            <text:p>%s/#4e4e9b/#6acffc/g | </text:p>
          </table:table-cell>
          <table:table-cell table:style-name="ce3" table:formula="of:=CONCATENATE(&quot;%s/&quot;;[.B4];&quot;/&quot;;[.B18];&quot;/g | &quot;)" office:value-type="string" office:string-value="%s/#37376d/#53b8ce/g | " calcext:value-type="string">
            <text:p>%s/#37376d/#53b8ce/g | </text:p>
          </table:table-cell>
        </table:table-row>
        <table:table-row table:style-name="ro1">
          <table:table-cell table:formula="of:=LOWER(CONCATENATE(&quot;#&quot;;DEC2HEX(HEX2DEC(MID([.A17];2;2))+[.C19]);DEC2HEX(HEX2DEC(MID([.A17];4;2))+[.C19]);DEC2HEX(HEX2DEC(MID([.A17];6;2))+2*[.C19])))" office:value-type="string" office:string-value="#4cb1c0" calcext:value-type="string">
            <text:p>#4cb1c0</text:p>
          </table:table-cell>
          <table:table-cell table:formula="of:=LOWER(CONCATENATE(&quot;#&quot;;DEC2HEX(HEX2DEC(MID([.A17];2;2))+[.D19]);DEC2HEX(HEX2DEC(MID([.A17];4;2))+[.D19]);DEC2HEX(HEX2DEC(MID([.A17];6;2))+2*[.D19])))" office:value-type="string" office:string-value="#359a92" calcext:value-type="string">
            <text:p>#359a92</text:p>
          </table:table-cell>
          <table:table-cell office:value-type="float" office:value="-15" calcext:value-type="float">
            <text:p>-15</text:p>
          </table:table-cell>
          <table:table-cell table:formula="of:=[.C19]+[.D17]" office:value-type="float" office:value="-38" calcext:value-type="float">
            <text:p>-38</text:p>
          </table:table-cell>
          <table:table-cell/>
          <table:table-cell table:style-name="ce3" table:formula="of:=CONCATENATE(&quot;%s/&quot;;[.A5];&quot;/&quot;;[.A19];&quot;/g | &quot;)" office:value-type="string" office:string-value="%s/#30305f/#4cb1c0/g | " calcext:value-type="string">
            <text:p>%s/#30305f/#4cb1c0/g | </text:p>
          </table:table-cell>
          <table:table-cell table:style-name="ce3" table:formula="of:=CONCATENATE(&quot;%s/&quot;;[.B5];&quot;/&quot;;[.B19];&quot;/g | &quot;)" office:value-type="string" office:string-value="%s/#191931/#359a92/g | " calcext:value-type="string">
            <text:p>%s/#191931/#359a92/g | </text:p>
          </table:table-cell>
        </table:table-row>
        <table:table-row table:style-name="ro1">
          <table:table-cell table:formula="of:=LOWER(CONCATENATE(&quot;#&quot;;DEC2HEX(HEX2DEC(MID([.A17];2;2))+[.C20]);DEC2HEX(HEX2DEC(MID([.A17];4;2))+[.C20]-81);DEC2HEX(HEX2DEC(MID([.A17];6;2))+[.C20]-101)))" office:value-type="string" office:string-value="#d9edf7" calcext:value-type="string">
            <text:p>#d9edf7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2"/>
          <table:table-cell table:formula="of:=CONCATENATE(&quot;%s/&quot;;[.A15];&quot;/&quot;;[.A20];&quot;/g | &quot;)" office:value-type="string" office:string-value="%s/info colours/#d9edf7/g | " calcext:value-type="string">
            <text:p>%s/info colours/#d9edf7/g | 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heme #2</text:p>
          </table:table-cell>
          <table:table-cell table:number-columns-repeated="6"/>
        </table:table-row>
        <table:table-row table:style-name="ro1">
          <table:table-cell table:style-name="ce3" table:formula="of:=LOWER(CONCATENATE(&quot;#&quot;;DEC2HEX(HEX2DEC(MID([.A17];2;2)));DEC2HEX(HEX2DEC(MID([.A17];4;2))+[.C22]);DEC2HEX(HEX2DEC(MID([.A17];6;2)))))" office:value-type="string" office:string-value="#5be9de" calcext:value-type="string">
            <text:p>#5be9de</text:p>
          </table:table-cell>
          <table:table-cell table:formula="of:=LOWER(CONCATENATE(&quot;#&quot;;DEC2HEX(HEX2DEC(MID([.A22];2;2))+[.D22]);DEC2HEX(HEX2DEC(MID([.A22];4;2))+[.D22]);DEC2HEX(HEX2DEC(MID([.A22];6;2))+2*[.D22])))" office:value-type="string" office:string-value="#44d2b0" calcext:value-type="string">
            <text:p>#44d2b0</text:p>
          </table:table-cell>
          <table:table-cell office:value-type="float" office:value="41" calcext:value-type="float">
            <text:p>41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CONCATENATE(&quot;%s/&quot;;[.A17];&quot;/&quot;;[.A22];&quot;/g | &quot;)" office:value-type="string" office:string-value="%s/#5bc0de/#5be9de/g | " calcext:value-type="string">
            <text:p>%s/#5bc0de/#5be9de/g | </text:p>
          </table:table-cell>
          <table:table-cell table:formula="of:=CONCATENATE(&quot;%s/&quot;;[.B17];&quot;/&quot;;[.B22];&quot;/g | &quot;)" office:value-type="string" office:string-value="%s/#44a9b0/#44d2b0/g | " calcext:value-type="string">
            <text:p>%s/#44a9b0/#44d2b0/g | </text:p>
          </table:table-cell>
        </table:table-row>
        <table:table-row table:style-name="ro1">
          <table:table-cell table:formula="of:=LOWER(CONCATENATE(&quot;#&quot;;DEC2HEX(HEX2DEC(MID([.A22];2;2))+[.C23]);DEC2HEX(HEX2DEC(MID([.A22];4;2))+[.C23]);DEC2HEX(HEX2DEC(MID([.A22];6;2))+2*[.C23])))" office:value-type="string" office:string-value="#6af8fc" calcext:value-type="string">
            <text:p>#6af8fc</text:p>
          </table:table-cell>
          <table:table-cell table:formula="of:=LOWER(CONCATENATE(&quot;#&quot;;DEC2HEX(HEX2DEC(MID([.A22];2;2))+[.D23]);DEC2HEX(HEX2DEC(MID([.A22];4;2))+[.D23]);DEC2HEX(HEX2DEC(MID([.A22];6;2))+2*[.D23])))" office:value-type="string" office:string-value="#53e1ce" calcext:value-type="string">
            <text:p>#53e1ce</text:p>
          </table:table-cell>
          <table:table-cell office:value-type="float" office:value="15" calcext:value-type="float">
            <text:p>15</text:p>
          </table:table-cell>
          <table:table-cell table:formula="of:=[.C23]+[.D22]" office:value-type="float" office:value="-8" calcext:value-type="float">
            <text:p>-8</text:p>
          </table:table-cell>
          <table:table-cell/>
          <table:table-cell table:formula="of:=CONCATENATE(&quot;%s/&quot;;[.A18];&quot;/&quot;;[.A23];&quot;/g | &quot;)" office:value-type="string" office:string-value="%s/#6acffc/#6af8fc/g | " calcext:value-type="string">
            <text:p>%s/#6acffc/#6af8fc/g | </text:p>
          </table:table-cell>
          <table:table-cell table:formula="of:=CONCATENATE(&quot;%s/&quot;;[.B18];&quot;/&quot;;[.B23];&quot;/g | &quot;)" office:value-type="string" office:string-value="%s/#53b8ce/#53e1ce/g | " calcext:value-type="string">
            <text:p>%s/#53b8ce/#53e1ce/g | </text:p>
          </table:table-cell>
        </table:table-row>
        <table:table-row table:style-name="ro1">
          <table:table-cell table:formula="of:=LOWER(CONCATENATE(&quot;#&quot;;DEC2HEX(HEX2DEC(MID([.A22];2;2))+[.C24]);DEC2HEX(HEX2DEC(MID([.A22];4;2))+[.C24]);DEC2HEX(HEX2DEC(MID([.A22];6;2))+2*[.C24])))" office:value-type="string" office:string-value="#4cdac0" calcext:value-type="string">
            <text:p>#4cdac0</text:p>
          </table:table-cell>
          <table:table-cell table:formula="of:=LOWER(CONCATENATE(&quot;#&quot;;DEC2HEX(HEX2DEC(MID([.A22];2;2))+[.D24]);DEC2HEX(HEX2DEC(MID([.A22];4;2))+[.D24]);DEC2HEX(HEX2DEC(MID([.A22];6;2))+2*[.D24])))" office:value-type="string" office:string-value="#35c392" calcext:value-type="string">
            <text:p>#35c392</text:p>
          </table:table-cell>
          <table:table-cell office:value-type="float" office:value="-15" calcext:value-type="float">
            <text:p>-15</text:p>
          </table:table-cell>
          <table:table-cell table:formula="of:=[.C24]+[.D22]" office:value-type="float" office:value="-38" calcext:value-type="float">
            <text:p>-38</text:p>
          </table:table-cell>
          <table:table-cell/>
          <table:table-cell table:formula="of:=CONCATENATE(&quot;%s/&quot;;[.A19];&quot;/&quot;;[.A24];&quot;/g | &quot;)" office:value-type="string" office:string-value="%s/#4cb1c0/#4cdac0/g | " calcext:value-type="string">
            <text:p>%s/#4cb1c0/#4cdac0/g | </text:p>
          </table:table-cell>
          <table:table-cell table:formula="of:=CONCATENATE(&quot;%s/&quot;;[.B19];&quot;/&quot;;[.B24];&quot;/g | &quot;)" office:value-type="string" office:string-value="%s/#359a92/#35c392/g | " calcext:value-type="string">
            <text:p>%s/#359a92/#35c392/g | </text:p>
          </table:table-cell>
        </table:table-row>
        <table:table-row table:style-name="ro1">
          <table:table-cell table:style-name="ce3" table:formula="of:=LOWER(CONCATENATE(&quot;#&quot;;DEC2HEX(HEX2DEC(MID([.A20];2;2)));DEC2HEX(HEX2DEC(MID([.A20];4;2))+[.C25]);DEC2HEX(HEX2DEC(MID([.A20];6;2))-[.C25])))" office:value-type="string" office:string-value="#d9f7ed" calcext:value-type="string">
            <text:p>#d9f7e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CONCATENATE(&quot;%s/&quot;;[.A20];&quot;/&quot;;[.A25];&quot;/g | &quot;)" office:value-type="string" office:string-value="%s/#d9edf7/#d9f7ed/g | " calcext:value-type="string">
            <text:p>%s/#d9edf7/#d9f7ed/g | </text:p>
          </table:table-cell>
          <table:table-cell/>
        </table:table-row>
        <table:table-row table:style-name="ro1">
          <table:table-cell table:style-name="ce2" office:value-type="string" calcext:value-type="string">
            <text:p>Theme #3</text:p>
          </table:table-cell>
          <table:table-cell table:number-columns-repeated="6"/>
        </table:table-row>
        <table:table-row table:style-name="ro1">
          <table:table-cell table:style-name="ce3" table:formula="of:=LOWER(CONCATENATE(&quot;#&quot;;DEC2HEX(HEX2DEC(MID([.A17];2;2))+[.C27]);DEC2HEX(HEX2DEC(MID([.A17];4;2)));DEC2HEX(HEX2DEC(MID([.A17];6;2)))))" office:value-type="string" office:string-value="#84c0de" calcext:value-type="string">
            <text:p>#84c0de</text:p>
          </table:table-cell>
          <table:table-cell table:formula="of:=LOWER(CONCATENATE(&quot;#&quot;;DEC2HEX(HEX2DEC(MID([.A27];2;2))+[.D27]);DEC2HEX(HEX2DEC(MID([.A27];4;2))+[.D27]);DEC2HEX(HEX2DEC(MID([.A27];6;2))+2*[.D27])))" office:value-type="string" office:string-value="#6da9b0" calcext:value-type="string">
            <text:p>#6da9b0</text:p>
          </table:table-cell>
          <table:table-cell office:value-type="float" office:value="41" calcext:value-type="float">
            <text:p>41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CONCATENATE(&quot;%s/&quot;;[.A17];&quot;/&quot;;[.A27];&quot;/g | &quot;)" office:value-type="string" office:string-value="%s/#5bc0de/#84c0de/g | " calcext:value-type="string">
            <text:p>%s/#5bc0de/#84c0de/g | </text:p>
          </table:table-cell>
          <table:table-cell table:formula="of:=CONCATENATE(&quot;%s/&quot;;[.B17];&quot;/&quot;;[.B27];&quot;/g | &quot;)" office:value-type="string" office:string-value="%s/#44a9b0/#6da9b0/g | " calcext:value-type="string">
            <text:p>%s/#44a9b0/#6da9b0/g | </text:p>
          </table:table-cell>
        </table:table-row>
        <table:table-row table:style-name="ro1">
          <table:table-cell table:formula="of:=LOWER(CONCATENATE(&quot;#&quot;;DEC2HEX(HEX2DEC(MID([.A27];2;2))+[.C28]);DEC2HEX(HEX2DEC(MID([.A27];4;2))+[.C28]);DEC2HEX(HEX2DEC(MID([.A27];6;2))+2*[.C28])))" office:value-type="string" office:string-value="#93cffc" calcext:value-type="string">
            <text:p>#93cffc</text:p>
          </table:table-cell>
          <table:table-cell table:formula="of:=LOWER(CONCATENATE(&quot;#&quot;;DEC2HEX(HEX2DEC(MID([.A27];2;2))+[.D28]);DEC2HEX(HEX2DEC(MID([.A27];4;2))+[.D28]);DEC2HEX(HEX2DEC(MID([.A27];6;2))+2*[.D28])))" office:value-type="string" office:string-value="#7cb8ce" calcext:value-type="string">
            <text:p>#7cb8ce</text:p>
          </table:table-cell>
          <table:table-cell office:value-type="float" office:value="15" calcext:value-type="float">
            <text:p>15</text:p>
          </table:table-cell>
          <table:table-cell table:formula="of:=[.C28]+[.D27]" office:value-type="float" office:value="-8" calcext:value-type="float">
            <text:p>-8</text:p>
          </table:table-cell>
          <table:table-cell/>
          <table:table-cell table:formula="of:=CONCATENATE(&quot;%s/&quot;;[.A18];&quot;/&quot;;[.A28];&quot;/g | &quot;)" office:value-type="string" office:string-value="%s/#6acffc/#93cffc/g | " calcext:value-type="string">
            <text:p>%s/#6acffc/#93cffc/g | </text:p>
          </table:table-cell>
          <table:table-cell table:formula="of:=CONCATENATE(&quot;%s/&quot;;[.B18];&quot;/&quot;;[.B28];&quot;/g | &quot;)" office:value-type="string" office:string-value="%s/#53b8ce/#7cb8ce/g | " calcext:value-type="string">
            <text:p>%s/#53b8ce/#7cb8ce/g | </text:p>
          </table:table-cell>
        </table:table-row>
        <table:table-row table:style-name="ro1">
          <table:table-cell table:formula="of:=LOWER(CONCATENATE(&quot;#&quot;;DEC2HEX(HEX2DEC(MID([.A27];2;2))+[.C29]);DEC2HEX(HEX2DEC(MID([.A27];4;2))+[.C29]);DEC2HEX(HEX2DEC(MID([.A27];6;2))+2*[.C29])))" office:value-type="string" office:string-value="#75b1c0" calcext:value-type="string">
            <text:p>#75b1c0</text:p>
          </table:table-cell>
          <table:table-cell table:formula="of:=LOWER(CONCATENATE(&quot;#&quot;;DEC2HEX(HEX2DEC(MID([.A27];2;2))+[.D29]);DEC2HEX(HEX2DEC(MID([.A27];4;2))+[.D29]);DEC2HEX(HEX2DEC(MID([.A27];6;2))+2*[.D29])))" office:value-type="string" office:string-value="#5e9a92" calcext:value-type="string">
            <text:p>#5e9a92</text:p>
          </table:table-cell>
          <table:table-cell office:value-type="float" office:value="-15" calcext:value-type="float">
            <text:p>-15</text:p>
          </table:table-cell>
          <table:table-cell table:formula="of:=[.C29]+[.D27]" office:value-type="float" office:value="-38" calcext:value-type="float">
            <text:p>-38</text:p>
          </table:table-cell>
          <table:table-cell/>
          <table:table-cell table:formula="of:=CONCATENATE(&quot;%s/&quot;;[.A19];&quot;/&quot;;[.A29];&quot;/g | &quot;)" office:value-type="string" office:string-value="%s/#4cb1c0/#75b1c0/g | " calcext:value-type="string">
            <text:p>%s/#4cb1c0/#75b1c0/g | </text:p>
          </table:table-cell>
          <table:table-cell table:formula="of:=CONCATENATE(&quot;%s/&quot;;[.B19];&quot;/&quot;;[.B29];&quot;/g | &quot;)" office:value-type="string" office:string-value="%s/#359a92/#5e9a92/g | " calcext:value-type="string">
            <text:p>%s/#359a92/#5e9a92/g | </text:p>
          </table:table-cell>
        </table:table-row>
        <table:table-row table:style-name="ro1">
          <table:table-cell table:style-name="ce3" table:formula="of:=LOWER(CONCATENATE(&quot;#&quot;;DEC2HEX(HEX2DEC(MID([.A20];2;2)));DEC2HEX(HEX2DEC(MID([.A20];4;2))-[.C30]);DEC2HEX(HEX2DEC(MID([.A20];6;2)))))" office:value-type="string" office:string-value="#d9d9f7" calcext:value-type="string">
            <text:p>#d9d9f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formula="of:=CONCATENATE(&quot;%s/&quot;;[.A20];&quot;/&quot;;[.A30];&quot;/g | &quot;)" office:value-type="string" office:string-value="%s/#d9edf7/#d9d9f7/g | " calcext:value-type="string">
            <text:p>%s/#d9edf7/#d9d9f7/g | 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Regex commands</text:p>
          </table:table-cell>
          <table:covered-table-cell table:number-columns-repeated="6"/>
        </table:table-row>
        <table:table-row table:style-name="ro1">
          <table:table-cell table:style-name="ce2" office:value-type="string" calcext:value-type="string">
            <text:p>Theme #2</text:p>
          </table:table-cell>
          <table:table-cell table:style-name="ce3" table:formula="of:=CONCATENATE([.F7];[.F8];[.F9];[.G7];[.G8];[.G9];[.F22];[.F23];[.F24];[.G22];[.G23];[.G24];[.F25])" office:value-type="string" office:string-value="%s/#3f3f7d/#3f687d/g | %s/#4e4e9b/#4e779b/g | %s/#30305f/#30595f/g | %s/#28284f/#28514f/g | %s/#37376d/#37606d/g | %s/#191931/#194231/g | %s/#5bc0de/#5be9de/g | %s/#6acffc/#6af8fc/g | %s/#4cb1c0/#4cdac0/g | %s/#44a9b0/#44d2b0/g | %s/#53b8ce/#53e1ce/g | %s/#359a92/#35c392/g | %s/#d9edf7/#d9f7ed/g | " calcext:value-type="string">
            <text:p>%s/#3f3f7d/#3f687d/g | %s/#4e4e9b/#4e779b/g | %s/#30305f/#30595f/g | %s/#28284f/#28514f/g | %s/#37376d/#37606d/g | %s/#191931/#194231/g | %s/#5bc0de/#5be9de/g | %s/#6acffc/#6af8fc/g | %s/#4cb1c0/#4cdac0/g | %s/#44a9b0/#44d2b0/g | %s/#53b8ce/#53e1ce/g | %s/#359a92/#35c392/g | %s/#d9edf7/#d9f7ed/g | 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heme #3</text:p>
          </table:table-cell>
          <table:table-cell table:formula="of:=CONCATENATE([.F11];[.F12];[.F13];[.G11];[.G12];[.G13];[.F27];[.F28];[.F29];[.G27];[.G28];[.G29];[.F30])" office:value-type="string" office:string-value="%s/#3f3f7d/#683f7d/g | %s/#4e4e9b/#774e9b/g | %s/#30305f/#59305f/g | %s/#28284f/#51284f/g | %s/#37376d/#60376d/g | %s/#191931/#421931/g | %s/#5bc0de/#84c0de/g | %s/#6acffc/#93cffc/g | %s/#4cb1c0/#75b1c0/g | %s/#44a9b0/#6da9b0/g | %s/#53b8ce/#7cb8ce/g | %s/#359a92/#5e9a92/g | %s/#d9edf7/#d9d9f7/g | " calcext:value-type="string">
            <text:p>%s/#3f3f7d/#683f7d/g | %s/#4e4e9b/#774e9b/g | %s/#30305f/#59305f/g | %s/#28284f/#51284f/g | %s/#37376d/#60376d/g | %s/#191931/#421931/g | %s/#5bc0de/#84c0de/g | %s/#6acffc/#93cffc/g | %s/#4cb1c0/#75b1c0/g | %s/#44a9b0/#6da9b0/g | %s/#53b8ce/#7cb8ce/g | %s/#359a92/#5e9a92/g | %s/#d9edf7/#d9d9f7/g | 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00-00-00</text:date>, <text:time style:data-style-name="N2" text:time-value="10:10:55.023206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Emond</meta:initial-creator>
    <meta:creation-date>2015-07-31T16:56:14.236788968</meta:creation-date>
    <dc:date>2015-08-04T11:12:05.301295259</dc:date>
    <dc:creator>Patrick Emond</dc:creator>
    <meta:editing-duration>PT13M16S</meta:editing-duration>
    <meta:editing-cycles>2</meta:editing-cycles>
    <meta:generator>LibreOffice/4.2.8.2$Linux_X86_64 LibreOffice_project/420m0$Build-2</meta:generator>
    <meta:document-statistic meta:table-count="1" meta:cell-count="124" meta:object-count="0"/>
  </office:meta>
</office:document-meta>
</file>